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013cm" svg:height="9.015cm" svg:x="6.027cm" svg:y="5.99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4:00.152000000</meta:creation-date>
    <dc:date>2017-02-16T16:05:09.121000000</dc:date>
    <meta:editing-duration>PT1M10S</meta:editing-duration>
    <meta:editing-cycles>2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1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" xlink:type="simple" chart:class="chart:line" chart:style-name="ch1">
        <chart:plot-area chart:style-name="ch2" chart:data-source-has-labels="both" svg:x="0.32cm" svg:y="0.18cm" svg:width="15.374cm" svg:height="8.656cm">
          <chartooo:coordinate-region svg:x="2.714cm" svg:y="0.354cm" svg:width="12.065cm" svg:height="7.888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A$2" chart:class="chart:line">
            <chart:data-point chart:repeated="4"/>
          </chart:series>
          <chart:series chart:style-name="ch7" chart:values-cell-range-address="local-table.$B$3:.$E$3" chart:label-cell-address="local-table.$A$3" chart:class="chart:line">
            <chart:data-point chart:repeated="4"/>
          </chart:series>
          <chart:series chart:style-name="ch8" chart:values-cell-range-address="local-table.$B$4:.$E$4" chart:label-cell-address="local-table.$A$4" chart:class="chart:line">
            <chart:data-point chart:repeated="4"/>
          </chart:series>
          <chart:series chart:style-name="ch9" chart:values-cell-range-address="local-table.$B$5:.$E$5" chart:label-cell-address="local-table.$A$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</table:table-cell>
              <table:table-cell office:value-type="float" office:value="4399120">
                <text:p>4399120</text:p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</table:table-cell>
              <table:table-cell office:value-type="float" office:value="3149650">
                <text:p>3149650</text:p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</table:table-cell>
              <table:table-cell office:value-type="float" office:value="1599800">
                <text:p>1599800</text:p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</table:table-cell>
              <table:table-cell office:value-type="float" office:value="2504850">
                <text:p>2504850</text:p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